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e" svg:font-family="Calibre"/>
    <style:font-face style:name="sans-serif" svg:font-family="sans-serif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alibre" fo:font-size="14pt" officeooo:paragraph-rsid="00042ba8" style:font-size-asian="14pt" style:font-size-complex="14pt"/>
    </style:style>
    <style:style style:name="P2" style:family="paragraph" style:parent-style-name="Standard">
      <style:text-properties style:font-name="Calibre" fo:font-size="14pt" officeooo:paragraph-rsid="0004baf0" style:font-size-asian="14pt" style:font-size-complex="14pt"/>
    </style:style>
    <style:style style:name="P3" style:family="paragraph" style:parent-style-name="Standard">
      <style:text-properties style:font-name="Calibre" fo:font-size="14pt" officeooo:rsid="00042ba8" officeooo:paragraph-rsid="00042ba8" style:font-size-asian="14pt" style:font-size-complex="14pt"/>
    </style:style>
    <style:style style:name="P4" style:family="paragraph" style:parent-style-name="Standard">
      <style:text-properties style:font-name="Calibre" fo:font-size="14pt" officeooo:rsid="0004baf0" officeooo:paragraph-rsid="0004baf0" style:font-size-asian="14pt" style:font-size-complex="14pt"/>
    </style:style>
    <style:style style:name="P5" style:family="paragraph" style:parent-style-name="Standard">
      <style:text-properties style:font-name="Calibre" fo:font-size="14pt" fo:font-weight="bold" officeooo:rsid="00042ba8" officeooo:paragraph-rsid="00042ba8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e" fo:font-size="14pt" fo:font-style="italic" fo:font-weight="normal" officeooo:rsid="00042ba8" officeooo:paragraph-rsid="00042ba8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text-properties fo:font-size="14pt" officeooo:paragraph-rsid="00042ba8" style:font-size-asian="14pt" style:font-size-complex="14pt"/>
    </style:style>
    <style:style style:name="P8" style:family="paragraph" style:parent-style-name="Standard">
      <style:text-properties fo:font-size="14pt" officeooo:paragraph-rsid="0009fe5a" style:font-size-asian="14pt" style:font-size-complex="14pt"/>
    </style:style>
    <style:style style:name="P9" style:family="paragraph" style:parent-style-name="Standard">
      <style:text-properties fo:font-size="14pt" fo:font-style="italic" officeooo:paragraph-rsid="0009fe5a" style:font-size-asian="14pt" style:font-style-asian="italic" style:font-size-complex="14pt" style:font-style-complex="italic"/>
    </style:style>
    <style:style style:name="P10" style:family="paragraph" style:parent-style-name="Standard">
      <style:text-properties fo:font-size="12pt" officeooo:paragraph-rsid="00042ba8" style:font-size-asian="12pt" style:font-size-complex="12pt"/>
    </style:style>
    <style:style style:name="T1" style:family="text">
      <style:text-properties officeooo:rsid="00042ba8"/>
    </style:style>
    <style:style style:name="T2" style:family="text">
      <style:text-properties fo:font-weight="bold" officeooo:rsid="00042ba8" style:font-weight-asian="bold" style:font-weight-complex="bold"/>
    </style:style>
    <style:style style:name="T3" style:family="text">
      <style:text-properties style:text-position="super 58%" style:font-name="Calibre" fo:font-size="14pt" officeooo:rsid="00042ba8" style:font-size-asian="14pt" style:font-size-complex="14pt"/>
    </style:style>
    <style:style style:name="T4" style:family="text">
      <style:text-properties style:text-position="super 58%" style:font-name="Calibre" officeooo:rsid="00042ba8"/>
    </style:style>
    <style:style style:name="T5" style:family="text">
      <style:text-properties style:text-position="super 58%" style:font-name="Calibre" fo:font-size="12pt" officeooo:rsid="00042ba8" style:font-size-asian="12pt" style:font-size-complex="12pt"/>
    </style:style>
    <style:style style:name="T6" style:family="text">
      <style:text-properties style:font-name="Calibre" fo:font-size="14pt" officeooo:rsid="00042ba8" style:font-size-asian="14pt" style:font-size-complex="14pt"/>
    </style:style>
    <style:style style:name="T7" style:family="text">
      <style:text-properties style:font-name="Calibre" fo:font-size="14pt" fo:font-weight="bold" officeooo:rsid="00042ba8" style:font-size-asian="14pt" style:font-weight-asian="bold" style:font-size-complex="14pt" style:font-weight-complex="bold"/>
    </style:style>
    <style:style style:name="T8" style:family="text">
      <style:text-properties style:font-name="Calibre" officeooo:rsid="00042ba8"/>
    </style:style>
    <style:style style:name="T9" style:family="text">
      <style:text-properties style:font-name="Calibre" fo:font-style="italic" officeooo:rsid="00042ba8"/>
    </style:style>
    <style:style style:name="T10" style:family="text">
      <style:text-properties style:font-name="Calibre" officeooo:rsid="00083fad"/>
    </style:style>
    <style:style style:name="T11" style:family="text">
      <style:text-properties style:font-name="Calibre" officeooo:rsid="0009fe5a"/>
    </style:style>
    <style:style style:name="T12" style:family="text">
      <style:text-properties style:font-name="Calibre" fo:font-weight="bold" officeooo:rsid="00042ba8" style:font-weight-asian="bold" style:font-weight-complex="bold"/>
    </style:style>
    <style:style style:name="T13" style:family="text">
      <style:text-properties style:font-name="Calibre" fo:font-size="12pt" officeooo:rsid="0009fe5a" style:font-size-asian="12pt" style:font-size-complex="12pt"/>
    </style:style>
    <style:style style:name="T14" style:family="text">
      <style:text-properties style:font-name="Calibre" fo:font-size="12pt" officeooo:rsid="00042ba8" style:font-size-asian="12pt" style:font-size-complex="12pt"/>
    </style:style>
    <style:style style:name="T15" style:family="text">
      <style:text-properties style:font-name="Calibre" fo:font-size="12pt" officeooo:rsid="00083fad" style:font-size-asian="12pt" style:font-size-complex="12pt"/>
    </style:style>
    <style:style style:name="T16" style:family="text">
      <style:text-properties style:font-name="Calibre" fo:font-size="12pt" officeooo:rsid="000aa39e" style:font-size-asian="12pt" style:font-size-complex="12pt"/>
    </style:style>
    <style:style style:name="T17" style:family="text">
      <style:text-properties style:font-name="Calibre" fo:font-size="12pt" fo:font-weight="bold" officeooo:rsid="00042ba8" style:font-size-asian="12pt" style:font-weight-asian="bold" style:font-size-complex="12pt" style:font-weight-complex="bold"/>
    </style:style>
    <style:style style:name="T18" style:family="text">
      <style:text-properties style:font-name="Calibre" fo:font-size="12pt" fo:font-style="italic" officeooo:rsid="00042ba8" style:font-size-asian="12pt" style:font-size-complex="12pt"/>
    </style:style>
    <style:style style:name="T19" style:family="text">
      <style:text-properties officeooo:rsid="0004baf0"/>
    </style:style>
    <style:style style:name="T20" style:family="text">
      <style:text-properties fo:font-weight="normal" officeooo:rsid="0004baf0" style:font-weight-asian="normal" style:font-weight-complex="normal"/>
    </style:style>
    <style:style style:name="T21" style:family="text">
      <style:text-properties fo:font-size="12pt" fo:font-weight="normal" officeooo:rsid="0004baf0" style:font-weight-asian="normal" style:font-weight-complex="normal"/>
    </style:style>
    <style:style style:name="T22" style:family="text">
      <style:text-properties fo:font-variant="normal" fo:text-transform="none" fo:color="#000000" style:font-name="Calibre" fo:font-size="12pt" fo:letter-spacing="normal" officeooo:rsid="000aa39e" style:font-size-asian="12pt" style:font-size-complex="12pt"/>
    </style:style>
    <style:style style:name="T23" style:family="text">
      <style:text-properties fo:font-variant="normal" fo:text-transform="none" fo:color="#000000" style:font-name="sans-serif" fo:font-size="9.75pt" fo:letter-spacing="normal" fo:font-style="normal" fo:font-weight="normal" officeooo:rsid="000aa39e" style:font-size-asian="12pt" style:font-size-complex="12pt"/>
    </style:style>
    <style:style style:name="T24" style:family="text">
      <style:text-properties fo:font-variant="normal" fo:text-transform="none" fo:color="#000000" style:font-name="sans-serif" fo:font-size="9.75pt" fo:letter-spacing="normal" fo:font-style="normal" fo:font-weight="bold" officeooo:rsid="000aa39e" style:font-size-asian="12pt" style:font-size-complex="12pt"/>
    </style:style>
    <style:style style:name="T25" style:family="text">
      <style:text-properties fo:font-variant="normal" fo:text-transform="none" fo:color="#0b0080" style:font-name="sans-serif" fo:font-size="9.75pt" fo:letter-spacing="normal" fo:font-style="normal" style:text-underline-style="solid" style:text-underline-width="auto" style:text-underline-color="font-color" fo:font-weight="normal" officeooo:rsid="000aa39e" fo:background-color="#ffffff" style:font-size-asian="12pt" style:font-size-complex="12pt"/>
    </style:style>
    <style:style style:name="T26" style:family="text">
      <style:text-properties fo:font-style="italic" officeooo:rsid="00042ba8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6">Project Proposal on </text:span><text:span text:style-name="T1">: </text:span><text:span text:style-name="T2">Data Visualiation In Globe</text:span></text:p>
      <text:p text:style-name="P1"><text:span text:style-name="T2"><text:tab/><text:tab/><text:tab/><text:tab/><text:tab/></text:span><text:span text:style-name="T20">Tuesday, 01 March 2013</text:span></text:p>
      <text:p text:style-name="P3"/>
      <text:p text:style-name="P6">Project Team:</text:p>
      <text:p text:style-name="P3"><text:tab/></text:p>
      <text:p text:style-name="P3"><text:tab/><text:tab/><text:tab/>Shail Awaley </text:p>
      <text:p text:style-name="P3"><text:tab/><text:tab/><text:tab/>Milan Thapa</text:p>
      <text:p text:style-name="P3"/>
      <text:p text:style-name="P6">Project Idea:</text:p>
      <text:p text:style-name="P7"><text:span text:style-name="T8"><text:tab/></text:span><text:span text:style-name="T14"><text:tab/>As computer graphics project for this 8</text:span><text:span text:style-name="T5">th</text:span><text:span text:style-name="T14"> semester, we are going to make a </text:span><text:span text:style-name="T17">data visualisation model using the globe</text:span><text:span text:style-name="T14">. As a wrapper to this project we need WebGl (</text:span><text:span text:style-name="T18">Web Graphics Library</text:span><text:span text:style-name="T14">),a javascript API for rendering interactive 3D and 2D graphics within any compactible web browser without the use of plug-ins. </text:span><text:span text:style-name="T15">WebGL is based on OpenGl ES 2.0 and provides an API for 3D grpahics.</text:span></text:p>
      <text:p text:style-name="P7"><text:span text:style-name="T10"/></text:p>
      <text:p text:style-name="P9"><text:span text:style-name="T11">Detail:</text:span></text:p>
      <text:p text:style-name="P8"><text:span text:style-name="T11"><text:tab/></text:span><text:span text:style-name="T13">The data visualisation on globe means representing the data from different sources like newpapers, articles or any open data sources in 2D and 3D globe.</text:span></text:p>
      <text:p text:style-name="P8"><text:span text:style-name="T13"/></text:p>
      <text:p text:style-name="P8"><text:span text:style-name="T13">*</text:span><text:span text:style-name="T16">UV mapping:</text:span></text:p>
      <text:p text:style-name="P8"><text:span text:style-name="T24">UV mapping</text:span><text:span text:style-name="T22"> </text:span><text:span text:style-name="T23">is the </text:span><text:a xlink:type="simple" xlink:href="http://en.wikipedia.org/wiki/3D_modeling"><text:span text:style-name="T25">3D modeling</text:span></text:a><text:span text:style-name="T22"> </text:span><text:span text:style-name="T23">process of making a 2D image representation of a 3D model.</text:span></text:p>
      <text:p text:style-name="P8"><text:span text:style-name="T16">*Procedural texture</text:span></text:p>
      <text:p text:style-name="P8"><text:span text:style-name="T16">*Multi Texturing</text:span></text:p>
      <text:p text:style-name="P10"><text:a xlink:type="simple" xlink:href="http://ethesis.nitrkl.ac.in/2361/"><text:span text:style-name="T10">http://ethesis.nitrkl.ac.in/2361/</text:span></text:a></text:p>
      <text:p text:style-name="P10"><text:span text:style-name="T10"/></text:p>
      <text:p text:style-name="P10"><text:span text:style-name="T10"/></text:p>
      <text:p text:style-name="P7"><text:span text:style-name="T10"/></text:p>
      <text:p text:style-name="P7"><text:span text:style-name="T10"/></text:p>
      <text:p text:style-name="P3"/>
      <text:p text:style-name="P5">References:</text:p>
      <text:p text:style-name="P4">1. Wikipedia WebGl</text:p>
      <text:p text:style-name="P2"><text:a xlink:type="simple" xlink:href="http://en.wikipedia.org/wiki/WebGL"><text:span text:style-name="T19">http://en.wikipedia.org/wiki/WebGL</text:span></text:a></text:p>
      <text:p text:style-name="P4"/>
      <text:p text:style-name="P3"><text:tab/></text:p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alibre" svg:font-family="Calibre"/>
    <style:font-face style:name="sans-serif" svg:font-family="sans-serif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2T18:39:54</meta:creation-date>
    <dc:date>2013-04-03T09:04:12</dc:date>
    <meta:editing-duration>PT42M21S</meta:editing-duration>
    <meta:editing-cycles>6</meta:editing-cycles>
    <meta:generator>LibreOffice/3.6$Linux_X86_64 LibreOffice_project/360m1$Build-2</meta:generator>
    <meta:document-statistic meta:table-count="0" meta:image-count="0" meta:object-count="0" meta:page-count="1" meta:paragraph-count="20" meta:word-count="140" meta:character-count="905" meta:non-whitespace-character-count="763"/>
  </office:meta>
</office:document-meta>
</file>